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200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2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1-01" calcext:value-type="date">
            <text:p>01-Jan-8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300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3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3-01-01" calcext:value-type="date">
            <text:p>01-Jan-8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5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1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7"/>
        </table:table-row>
        <table:table-row table:style-name="ro1" table:number-rows-repeated="1048520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trams.B1:trams.B10 trams.B18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7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9" office:value-type="string" calcext:value-type="string">
            <text:p>Stop</text:p>
          </table:table-cell>
          <table:table-cell table:style-name="ce19" office:value-type="string" calcext:value-type="string">
            <text:p>City</text:p>
          </table:table-cell>
          <table:table-cell table:style-name="ce19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P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3:45:38.585641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14T07:08:24.046656196</dc:date>
    <meta:editing-duration>P44DT17M53S</meta:editing-duration>
    <meta:editing-cycles>234</meta:editing-cycles>
    <meta:generator>LibreOffice/25.2.4.3$Linux_X86_64 LibreOffice_project/520$Build-3</meta:generator>
    <meta:document-statistic meta:table-count="2" meta:cell-count="720" meta:object-count="0"/>
  </office:meta>
</office:document-meta>
</file>